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7" style:family="table">
      <style:table-properties style:width="8.001cm" table:align="left" style:may-break-between-rows="false"/>
    </style:style>
    <style:style style:name="Tabela17.A" style:family="table-column">
      <style:table-column-properties style:column-width="1cm"/>
    </style:style>
    <style:style style:name="Tabela17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7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7.F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7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7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F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7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17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F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" style:family="table">
      <style:table-properties style:width="8.999cm" table:align="left" style:may-break-between-rows="false"/>
    </style:style>
    <style:style style:name="Tabela1.A" style:family="table-column">
      <style:table-column-properties style:column-width="0.998cm"/>
    </style:style>
    <style:style style:name="Tabela1.B" style:family="table-column">
      <style:table-column-properties style:column-width="1cm"/>
    </style:style>
    <style:style style:name="Tabela1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G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I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1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I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" style:family="table">
      <style:table-properties style:width="7.999cm" table:align="left" style:may-break-between-rows="false"/>
    </style:style>
    <style:style style:name="Tabela2.A" style:family="table-column">
      <style:table-column-properties style:column-width="0.998cm"/>
    </style:style>
    <style:style style:name="Tabela2.B" style:family="table-column">
      <style:table-column-properties style:column-width="1cm"/>
    </style:style>
    <style:style style:name="Tabela2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2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2.G1" style:family="table-cell">
      <style:table-cell-properties style:vertical-align="middle" fo:background-color="#cccccc" fo:padding="0.101cm" fo:border-left="1pt solid #b2b2b2" fo:border-right="1pt solid #b2b2b2" fo:border-top="0.5pt solid #b2b2b2" fo:border-bottom="0.5pt solid #b2b2b2" style:writing-mode="page">
        <style:background-image/>
      </style:table-cell-properties>
    </style:style>
    <style:style style:name="Tabela2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2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2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3" style:family="table">
      <style:table-properties style:width="5.999cm" table:align="left" style:may-break-between-rows="false"/>
    </style:style>
    <style:style style:name="Tabela3.A" style:family="table-column">
      <style:table-column-properties style:column-width="0.998cm"/>
    </style:style>
    <style:style style:name="Tabela3.B" style:family="table-column">
      <style:table-column-properties style:column-width="1cm"/>
    </style:style>
    <style:style style:name="Tabela3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3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3.E1" style:family="table-cell">
      <style:table-cell-properties style:vertical-align="middle" fo:background-color="#cccccc" fo:padding="0.101cm" fo:border-left="1pt solid #b2b2b2" fo:border-right="1pt solid #b2b2b2" fo:border-top="0.5pt solid #b2b2b2" fo:border-bottom="0.5pt solid #b2b2b2" style:writing-mode="page">
        <style:background-image/>
      </style:table-cell-properties>
    </style:style>
    <style:style style:name="Tabela3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3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3.E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3.F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3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3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3.E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3.F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Horizontal_20_Line">
      <style:text-properties officeooo:paragraph-rsid="00cc023e"/>
    </style:style>
    <style:style style:name="P2" style:family="paragraph" style:parent-style-name="Standard">
      <style:text-properties officeooo:paragraph-rsid="00d09ef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bbbb73" officeooo:paragraph-rsid="00bbbb7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c1bed4" officeooo:paragraph-rsid="00c1bed4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c3a31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c7f3ba" officeooo:paragraph-rsid="00c7f3ba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c81386" officeooo:paragraph-rsid="00c8138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c9a80b" officeooo:paragraph-rsid="00c9a80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c7d2dc" officeooo:paragraph-rsid="00c7d2d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cab608" officeooo:paragraph-rsid="00cab60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0bbbb73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c1bed4" style:font-weight-asian="normal" style:font-weight-complex="normal"/>
    </style:style>
    <style:style style:name="P15" style:family="paragraph" style:parent-style-name="Corpo">
      <style:text-properties officeooo:paragraph-rsid="00d65acb"/>
    </style:style>
    <style:style style:name="P16" style:family="paragraph" style:parent-style-name="Corpo">
      <style:text-properties officeooo:paragraph-rsid="0130ad73"/>
    </style:style>
    <style:style style:name="P17" style:family="paragraph" style:parent-style-name="Corpo">
      <style:text-properties officeooo:paragraph-rsid="013955a6"/>
    </style:style>
    <style:style style:name="P18" style:family="paragraph" style:parent-style-name="Corpo">
      <style:paragraph-properties fo:margin-top="0cm" fo:margin-bottom="0.099cm" loext:contextual-spacing="false" fo:line-height="100%"/>
      <style:text-properties officeooo:paragraph-rsid="010688c9"/>
    </style:style>
    <style:style style:name="P19" style:family="paragraph" style:parent-style-name="Corpo">
      <style:paragraph-properties fo:margin-top="0cm" fo:margin-bottom="0.099cm" loext:contextual-spacing="false" fo:line-height="100%"/>
      <style:text-properties officeooo:paragraph-rsid="011acfa9"/>
    </style:style>
    <style:style style:name="P20" style:family="paragraph" style:parent-style-name="Corpo">
      <style:paragraph-properties fo:margin-top="0cm" fo:margin-bottom="0.099cm" loext:contextual-spacing="false" fo:line-height="100%"/>
      <style:text-properties officeooo:paragraph-rsid="01210fcc"/>
    </style:style>
    <style:style style:name="P21" style:family="paragraph" style:parent-style-name="Corpo">
      <style:paragraph-properties fo:margin-top="0cm" fo:margin-bottom="0.099cm" loext:contextual-spacing="false" fo:line-height="100%"/>
      <style:text-properties officeooo:paragraph-rsid="0129a8ed"/>
    </style:style>
    <style:style style:name="P22" style:family="paragraph" style:parent-style-name="Corpo">
      <style:paragraph-properties fo:margin-top="0cm" fo:margin-bottom="0.099cm" loext:contextual-spacing="false" fo:line-height="100%"/>
      <style:text-properties officeooo:paragraph-rsid="012d23aa"/>
    </style:style>
    <style:style style:name="P23" style:family="paragraph" style:parent-style-name="Horizontal_20_Line">
      <style:text-properties officeooo:paragraph-rsid="0129a8ed"/>
    </style:style>
    <style:style style:name="P24" style:family="paragraph" style:parent-style-name="Horizontal_20_Line">
      <style:text-properties officeooo:paragraph-rsid="012d23aa"/>
    </style:style>
    <style:style style:name="P25" style:family="paragraph" style:parent-style-name="Standard">
      <style:text-properties officeooo:paragraph-rsid="0124671f"/>
    </style:style>
    <style:style style:name="P26" style:family="paragraph" style:parent-style-name="Standard">
      <style:text-properties officeooo:paragraph-rsid="0129a8ed"/>
    </style:style>
    <style:style style:name="P27" style:family="paragraph" style:parent-style-name="Standard">
      <style:text-properties officeooo:paragraph-rsid="0131c20c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officeooo:rsid="011d37c4" officeooo:paragraph-rsid="011d37c4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erif" officeooo:rsid="011d37c4" officeooo:paragraph-rsid="0124671f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erif" officeooo:rsid="011e1b1c" officeooo:paragraph-rsid="011e1b1c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officeooo:rsid="011e1b1c" officeooo:paragraph-rsid="0124671f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officeooo:rsid="0124671f" officeooo:paragraph-rsid="0124671f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erif" officeooo:rsid="0124671f" officeooo:paragraph-rsid="0129a8ed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officeooo:rsid="0125764f" officeooo:paragraph-rsid="0125764f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officeooo:rsid="0129a8ed" officeooo:paragraph-rsid="0129a8e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officeooo:rsid="0129a8ed" officeooo:paragraph-rsid="012d23aa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erif" officeooo:rsid="012d9e45" officeooo:paragraph-rsid="012d9e45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bbbb73" officeooo:paragraph-rsid="0124671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bbbb73" officeooo:paragraph-rsid="0129a8e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bbbb73" officeooo:paragraph-rsid="012d23aa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paragraph-rsid="0124671f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paragraph-rsid="0129a8ed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paragraph-rsid="012d23a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cab608" officeooo:paragraph-rsid="00cab608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cab608" officeooo:paragraph-rsid="0124671f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cab608" officeooo:paragraph-rsid="0129a8e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cab608" officeooo:paragraph-rsid="012d23aa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c81386" officeooo:paragraph-rsid="00c81386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c81386" officeooo:paragraph-rsid="0124671f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c81386" officeooo:paragraph-rsid="0129a8ed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c81386" officeooo:paragraph-rsid="012d23aa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c9a80b" officeooo:paragraph-rsid="00c9a80b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c9a80b" officeooo:paragraph-rsid="0124671f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c9a80b" officeooo:paragraph-rsid="0129a8e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c9a80b" officeooo:paragraph-rsid="012d23aa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120f80c" officeooo:paragraph-rsid="0120f80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120f80c" officeooo:paragraph-rsid="0124671f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120f80c" officeooo:paragraph-rsid="0129a8e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120f80c" officeooo:paragraph-rsid="012d23aa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1262227" officeooo:paragraph-rsid="01262227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1262227" officeooo:paragraph-rsid="0129a8e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1262227" officeooo:paragraph-rsid="012d23aa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1263dce" officeooo:paragraph-rsid="01263dce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1263dce" officeooo:paragraph-rsid="0129a8ed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12787c0" officeooo:paragraph-rsid="012787c0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12787c0" officeooo:paragraph-rsid="0129a8ed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12787c0" officeooo:paragraph-rsid="012d23aa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128d67a" officeooo:paragraph-rsid="0128d67a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128d67a" officeooo:paragraph-rsid="0129a8ed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128d67a" officeooo:paragraph-rsid="012d23aa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129a8ed" officeooo:paragraph-rsid="0129a8ed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129a8ed" officeooo:paragraph-rsid="012d23aa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12a2787" officeooo:paragraph-rsid="012a2787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12a2787" officeooo:paragraph-rsid="012d23aa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12b8718" officeooo:paragraph-rsid="012b8718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12b8718" officeooo:paragraph-rsid="012d23aa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12db9d7" officeooo:paragraph-rsid="012db9d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12f2440" officeooo:paragraph-rsid="012f2440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c81386" officeooo:paragraph-rsid="00c81386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125764f" officeooo:paragraph-rsid="0125764f" style:font-weight-asian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125764f" officeooo:paragraph-rsid="0129a8ed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125764f" officeooo:paragraph-rsid="012d23aa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officeooo:rsid="011e1b1c" officeooo:paragraph-rsid="011e1b1c"/>
    </style:style>
    <style:style style:name="P85" style:family="paragraph" style:parent-style-name="Table_20_Contents">
      <style:paragraph-properties fo:text-align="center" style:justify-single-word="false"/>
      <style:text-properties officeooo:rsid="00c1bed4" officeooo:paragraph-rsid="0124671f"/>
    </style:style>
    <style:style style:name="P86" style:family="paragraph" style:parent-style-name="Table_20_Contents">
      <style:paragraph-properties fo:text-align="center" style:justify-single-word="false"/>
      <style:text-properties officeooo:rsid="00c1bed4" officeooo:paragraph-rsid="0129a8ed"/>
    </style:style>
    <style:style style:name="P87" style:family="paragraph" style:parent-style-name="Table_20_Contents">
      <style:paragraph-properties fo:text-align="center" style:justify-single-word="false"/>
      <style:text-properties officeooo:rsid="00c1bed4" officeooo:paragraph-rsid="012d23aa"/>
    </style:style>
    <style:style style:name="P88" style:family="paragraph" style:parent-style-name="Table_20_Contents">
      <style:paragraph-properties fo:text-align="center" style:justify-single-word="false"/>
      <style:text-properties officeooo:rsid="0120f80c" officeooo:paragraph-rsid="0120f80c"/>
    </style:style>
    <style:style style:name="P89" style:family="paragraph" style:parent-style-name="Table_20_Contents">
      <style:paragraph-properties fo:text-align="center" style:justify-single-word="false"/>
      <style:text-properties officeooo:rsid="0120f80c" officeooo:paragraph-rsid="0124671f"/>
    </style:style>
    <style:style style:name="P90" style:family="paragraph" style:parent-style-name="Table_20_Contents">
      <style:paragraph-properties fo:text-align="center" style:justify-single-word="false"/>
      <style:text-properties officeooo:rsid="0120f80c" officeooo:paragraph-rsid="0129a8ed"/>
    </style:style>
    <style:style style:name="P91" style:family="paragraph" style:parent-style-name="Table_20_Contents">
      <style:paragraph-properties fo:text-align="center" style:justify-single-word="false"/>
      <style:text-properties officeooo:rsid="0120f80c" officeooo:paragraph-rsid="012d23aa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0pt" officeooo:rsid="0120f80c" officeooo:paragraph-rsid="0120f80c" fo:background-color="#81d41a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0pt" officeooo:rsid="01262227" officeooo:paragraph-rsid="01262227" fo:background-color="#81d41a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0pt" officeooo:rsid="0129a8ed" officeooo:paragraph-rsid="0129a8ed" fo:background-color="#81d41a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0pt" officeooo:rsid="012db9d7" officeooo:paragraph-rsid="012db9d7" fo:background-color="#81d41a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officeooo:paragraph-rsid="0124671f"/>
    </style:style>
    <style:style style:name="P97" style:family="paragraph" style:parent-style-name="Table_20_Contents">
      <style:paragraph-properties fo:text-align="center" style:justify-single-word="false"/>
      <style:text-properties officeooo:paragraph-rsid="0129a8ed"/>
    </style:style>
    <style:style style:name="P98" style:family="paragraph" style:parent-style-name="Table_20_Contents">
      <style:paragraph-properties fo:text-align="center" style:justify-single-word="false"/>
      <style:text-properties officeooo:paragraph-rsid="012d23aa"/>
    </style:style>
    <style:style style:name="P99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124671f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129a8ed" style:font-weight-asian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12d23aa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124671f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129a8ed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12d23aa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officeooo:rsid="012b8718" officeooo:paragraph-rsid="012b8718"/>
    </style:style>
    <style:style style:name="P106" style:family="paragraph" style:parent-style-name="Table_20_Contents">
      <style:paragraph-properties fo:text-align="center" style:justify-single-word="false"/>
      <style:text-properties officeooo:rsid="012b8718" officeooo:paragraph-rsid="012d23aa"/>
    </style:style>
    <style:style style:name="T1" style:family="text">
      <style:text-properties fo:color="#000000" style:font-name="Liberation Serif1" officeooo:rsid="011d37c4" fo:background-color="transparent" loext:char-shading-value="0"/>
    </style:style>
    <style:style style:name="T2" style:family="text">
      <style:text-properties fo:color="#000000" style:font-name="Liberation Serif1" officeooo:rsid="0130ad73" fo:background-color="transparent" loext:char-shading-value="0"/>
    </style:style>
    <style:style style:name="T3" style:family="text">
      <style:text-properties fo:color="#000000" style:font-name="Liberation Serif1" fo:font-weight="bold" officeooo:rsid="0129a8ed" fo:background-color="transparent" loext:char-shading-value="0" style:font-weight-asian="bold" style:font-weight-complex="bold"/>
    </style:style>
    <style:style style:name="T4" style:family="text">
      <style:text-properties fo:color="#000000" style:font-name="Liberation Serif1" fo:font-weight="bold" officeooo:rsid="012d23aa" fo:background-color="transparent" loext:char-shading-value="0" style:font-weight-asian="bold" style:font-weight-complex="bold"/>
    </style:style>
    <style:style style:name="T5" style:family="text">
      <style:text-properties fo:color="#000000" officeooo:rsid="00d65acb"/>
    </style:style>
    <style:style style:name="T6" style:family="text">
      <style:text-properties fo:color="#000000" style:font-name="Liberation Mono" officeooo:rsid="00ad5639"/>
    </style:style>
    <style:style style:name="T7" style:family="text">
      <style:text-properties fo:color="#000000" style:font-name="Liberation Mono" officeooo:rsid="01192acd"/>
    </style:style>
    <style:style style:name="T8" style:family="text">
      <style:text-properties fo:color="#000000" style:font-name="Liberation Mono" officeooo:rsid="011acfa9" fo:background-color="transparent" loext:char-shading-value="0"/>
    </style:style>
    <style:style style:name="T9" style:family="text">
      <style:text-properties fo:color="#000000" style:font-name="Liberation Mono" officeooo:rsid="01210fcc" fo:background-color="transparent" loext:char-shading-value="0"/>
    </style:style>
    <style:style style:name="T10" style:family="text">
      <style:text-properties fo:color="#000000" style:font-name="Liberation Mono" officeooo:rsid="01227ff8" fo:background-color="transparent" loext:char-shading-value="0"/>
    </style:style>
    <style:style style:name="T11" style:family="text">
      <style:text-properties fo:color="#000000" style:font-name="Liberation Mono" officeooo:rsid="0129a8ed" fo:background-color="transparent" loext:char-shading-value="0"/>
    </style:style>
    <style:style style:name="T12" style:family="text">
      <style:text-properties fo:color="#000000" style:font-name="Liberation Mono" officeooo:rsid="012d23aa" fo:background-color="transparent" loext:char-shading-value="0"/>
    </style:style>
    <style:style style:name="T13" style:family="text">
      <style:text-properties fo:color="#000000" style:font-name="Liberation Mono" officeooo:rsid="01210fcc"/>
    </style:style>
    <style:style style:name="T14" style:family="text">
      <style:text-properties fo:color="#000000" style:font-name="Liberation Mono" officeooo:rsid="0129a8ed"/>
    </style:style>
    <style:style style:name="T15" style:family="text">
      <style:text-properties fo:color="#000000" officeooo:rsid="0130ad7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ffff" fo:font-size="20pt" fo:font-weight="bold" officeooo:rsid="00b3f05b" fo:background-color="transparent" loext:char-shading-value="0"/>
    </style:style>
    <style:style style:name="T18" style:family="text">
      <style:text-properties fo:color="#ffffff" fo:font-size="20pt" fo:font-weight="bold" officeooo:rsid="01192acd" fo:background-color="transparent" loext:char-shading-value="0"/>
    </style:style>
    <style:style style:name="T19" style:family="text">
      <style:text-properties style:font-name="Liberation Mono"/>
    </style:style>
    <style:style style:name="T20" style:family="text">
      <style:text-properties style:font-name="Liberation Mono" officeooo:rsid="01192acd"/>
    </style:style>
    <style:style style:name="T21" style:family="text">
      <style:text-properties style:font-name="Liberation Mono" officeooo:rsid="01210fcc"/>
    </style:style>
    <style:style style:name="T22" style:family="text">
      <style:text-properties style:font-name="Liberation Mono" officeooo:rsid="0129a8ed"/>
    </style:style>
    <style:style style:name="T23" style:family="text">
      <style:text-properties style:font-name="Liberation Mono" officeooo:rsid="012d23aa"/>
    </style:style>
    <style:style style:name="T24" style:family="text">
      <style:text-properties fo:color="#999999" style:font-name="Liberation Mono" officeooo:rsid="00b78f13"/>
    </style:style>
    <style:style style:name="T25" style:family="text">
      <style:text-properties fo:color="#999999" style:font-name="Liberation Mono" officeooo:rsid="010688c9"/>
    </style:style>
    <style:style style:name="T26" style:family="text">
      <style:text-properties fo:color="#999999" style:font-name="Liberation Mono" officeooo:rsid="01192acd"/>
    </style:style>
    <style:style style:name="T27" style:family="text">
      <style:text-properties fo:color="#999999" style:font-name="Liberation Mono" officeooo:rsid="011acfa9" fo:background-color="transparent" loext:char-shading-value="0"/>
    </style:style>
    <style:style style:name="T28" style:family="text">
      <style:text-properties fo:color="#999999" style:font-name="Liberation Mono" officeooo:rsid="01210fcc" fo:background-color="transparent" loext:char-shading-value="0"/>
    </style:style>
    <style:style style:name="T29" style:family="text">
      <style:text-properties fo:color="#999999" style:font-name="Liberation Mono" officeooo:rsid="01227ff8" fo:background-color="transparent" loext:char-shading-value="0"/>
    </style:style>
    <style:style style:name="T30" style:family="text">
      <style:text-properties officeooo:rsid="0124671f"/>
    </style:style>
    <style:style style:name="T31" style:family="text">
      <style:text-properties officeooo:rsid="0129a8ed"/>
    </style:style>
    <style:style style:name="T32" style:family="text">
      <style:text-properties officeooo:rsid="0130ad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do_20_relatório">REO<text:span text:style-name="T18">5</text:span> – <text:span text:style-name="T17">Atividade 3</text:span></text:p>
      <text:p text:style-name="Autor_20_Cabeçalho">Pedro Antônio de Souza – 201810557</text:p>
      <text:p text:style-name="Título_20_Seção">Exercício de Fixação</text:p>
      <text:p text:style-name="P18"><text:span text:style-name="Corpo"><text:span text:style-name="T16">a)</text:span></text:span><text:span text:style-name="Corpo"><text:span text:style-name="T6"><text:tab/></text:span></text:span><text:span text:style-name="Corpo"><text:span text:style-name="T24">(</text:span></text:span><text:span text:style-name="Corpo"><text:span text:style-name="T25">1</text:span></text:span><text:span text:style-name="Corpo"><text:span text:style-name="T24">)</text:span></text:span><text:span text:style-name="Corpo"><text:span text:style-name="T6"> </text:span></text:span><text:span text:style-name="Corpo"><text:span text:style-name="T7">S</text:span></text:span><text:span text:style-name="Corpo"><text:span text:style-name="T19"> → </text:span></text:span><text:span text:style-name="Corpo"><text:span text:style-name="T20">AaAB</text:span></text:span></text:p>
      <text:p text:style-name="P19"><text:span text:style-name="Corpo"><text:span text:style-name="T19"><text:tab/></text:span></text:span><text:span text:style-name="Corpo"><text:span text:style-name="T26">(2)</text:span></text:span><text:span text:style-name="Corpo"><text:span text:style-name="T20"> S → BbBa</text:span></text:span></text:p>
      <text:p text:style-name="P19"><text:span text:style-name="Corpo"><text:span text:style-name="T19"><text:tab/></text:span></text:span><text:span text:style-name="Corpo"><text:span text:style-name="T26">(3)</text:span></text:span><text:span text:style-name="Corpo"><text:span text:style-name="T20"> A → ε</text:span></text:span></text:p>
      <text:p text:style-name="P19"><text:span text:style-name="Corpo"><text:span text:style-name="T19"><text:tab/></text:span></text:span><text:span text:style-name="Corpo"><text:span text:style-name="T26">(</text:span></text:span><text:span text:style-name="Corpo"><text:span text:style-name="T27">4</text:span></text:span><text:span text:style-name="Corpo"><text:span text:style-name="T26">)</text:span></text:span><text:span text:style-name="Corpo"><text:span text:style-name="T20"> </text:span></text:span><text:span text:style-name="Corpo"><text:span text:style-name="T8">B</text:span></text:span><text:span text:style-name="Corpo"><text:span text:style-name="T20"> → ε</text:span></text:span></text:p>
      <text:p text:style-name="P15"><text:span text:style-name="Corpo"><text:span text:style-name="T2">T</text:span></text:span><text:span text:style-name="Corpo"><text:span text:style-name="T5">abela </text:span></text:span><text:span text:style-name="Corpo"><text:span text:style-name="T15">CLR(1)</text:span></text:span><text:span text:style-name="Corpo"><text:span text:style-name="T5">:</text:span></text:span></text:p>
      <table:table table:name="Tabela17" table:style-name="Tabela17">
        <table:table-column table:style-name="Tabela17.A" table:number-columns-repeated="8"/>
        <table:table-row>
          <table:table-cell table:style-name="Tabela17.A1" office:value-type="string">
            <text:p text:style-name="P3"/>
          </table:table-cell>
          <table:table-cell table:style-name="Tabela17.B1" table:number-columns-spanned="4" office:value-type="string">
            <text:p text:style-name="P4">ACTION</text:p>
          </table:table-cell>
          <table:covered-table-cell/>
          <table:covered-table-cell/>
          <table:covered-table-cell/>
          <table:table-cell table:style-name="Tabela17.F1" table:number-columns-spanned="3" office:value-type="string">
            <text:p text:style-name="P4">GO TO</text:p>
          </table:table-cell>
          <table:covered-table-cell/>
          <table:covered-table-cell/>
        </table:table-row>
        <table:table-row>
          <table:table-cell table:style-name="Tabela17.A2" office:value-type="string">
            <text:p text:style-name="P3"/>
          </table:table-cell>
          <table:table-cell table:style-name="Tabela17.B2" office:value-type="string">
            <text:p text:style-name="P28">a</text:p>
          </table:table-cell>
          <table:table-cell table:style-name="Tabela17.B2" office:value-type="string">
            <text:p text:style-name="P28">b</text:p>
          </table:table-cell>
          <table:table-cell table:style-name="Tabela17.B2" office:value-type="string">
            <text:p text:style-name="P28">ε</text:p>
          </table:table-cell>
          <table:table-cell table:style-name="Tabela17.B2" office:value-type="string">
            <text:p text:style-name="P80">$</text:p>
          </table:table-cell>
          <table:table-cell table:style-name="Tabela17.F2" office:value-type="string">
            <text:p text:style-name="P30">S</text:p>
          </table:table-cell>
          <table:table-cell table:style-name="Tabela17.B2" office:value-type="string">
            <text:p text:style-name="P30">A</text:p>
          </table:table-cell>
          <table:table-cell table:style-name="Tabela17.H2" office:value-type="string">
            <text:p text:style-name="P84">B</text:p>
          </table:table-cell>
        </table:table-row>
        <table:table-row>
          <table:table-cell table:style-name="Tabela17.A3" office:value-type="string">
            <text:p text:style-name="P13">0</text:p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7"/>
          </table:table-cell>
          <table:table-cell table:style-name="Tabela17.B3" office:value-type="string">
            <text:p text:style-name="P57">S4</text:p>
          </table:table-cell>
          <table:table-cell table:style-name="Tabela17.B3" office:value-type="string">
            <text:p text:style-name="P7"/>
          </table:table-cell>
          <table:table-cell table:style-name="Tabela17.F3" office:value-type="string">
            <text:p text:style-name="P11">1</text:p>
          </table:table-cell>
          <table:table-cell table:style-name="Tabela17.B3" office:value-type="string">
            <text:p text:style-name="P11">2</text:p>
          </table:table-cell>
          <table:table-cell table:style-name="Tabela17.H3" office:value-type="string">
            <text:p text:style-name="P57">3</text:p>
          </table:table-cell>
        </table:table-row>
        <table:table-row>
          <table:table-cell table:style-name="Tabela17.H2" office:value-type="string">
            <text:p text:style-name="P14">1</text:p>
          </table:table-cell>
          <table:table-cell table:style-name="Tabela17.B3" office:value-type="string">
            <text:p text:style-name="P8"/>
          </table:table-cell>
          <table:table-cell table:style-name="Tabela17.B3" office:value-type="string">
            <text:p text:style-name="P9"/>
          </table:table-cell>
          <table:table-cell table:style-name="Tabela17.B3" office:value-type="string">
            <text:p text:style-name="P9"/>
          </table:table-cell>
          <table:table-cell table:style-name="Tabela17.B3" office:value-type="string">
            <text:p text:style-name="P92">ACC</text:p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14">2</text:p>
          </table:table-cell>
          <table:table-cell table:style-name="Tabela17.B3" office:value-type="string">
            <text:p text:style-name="P57">S5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3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57">S6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4</text:p>
          </table:table-cell>
          <table:table-cell table:style-name="Tabela17.B3" office:value-type="string">
            <text:p text:style-name="P57">R3</text:p>
          </table:table-cell>
          <table:table-cell table:style-name="Tabela17.B3" office:value-type="string">
            <text:p text:style-name="P57">R4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5</text:p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57">S8</text:p>
          </table:table-cell>
          <table:table-cell table:style-name="Tabela17.B3" office:value-type="string">
            <text:p text:style-name="P6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57">7</text:p>
          </table:table-cell>
          <table:table-cell table:style-name="Tabela17.H3" office:value-type="string">
            <text:p text:style-name="P12"/>
          </table:table-cell>
        </table:table-row>
        <table:table-row>
          <table:table-cell table:style-name="Tabela17.H2" office:value-type="string">
            <text:p text:style-name="P5">6</text:p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57">S10</text:p>
          </table:table-cell>
          <table:table-cell table:style-name="Tabela17.B3" office:value-type="string">
            <text:p text:style-name="P6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12"/>
          </table:table-cell>
          <table:table-cell table:style-name="Tabela17.H3" office:value-type="string">
            <text:p text:style-name="P57">9</text:p>
          </table:table-cell>
        </table:table-row>
        <table:table-row>
          <table:table-cell table:style-name="Tabela17.H2" office:value-type="string">
            <text:p text:style-name="P5">7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7">S11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8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7">R3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88">9</text:p>
          </table:table-cell>
          <table:table-cell table:style-name="Tabela17.B3" office:value-type="string">
            <text:p text:style-name="P57">S12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88">10</text:p>
          </table:table-cell>
          <table:table-cell table:style-name="Tabela17.B3" office:value-type="string">
            <text:p text:style-name="P57">R4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88">11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7">R1</text:p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88">12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7">R2</text:p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</table:table>
      <text:p text:style-name="P2"><text:span text:style-name="Corpo"><text:span text:style-name="T5"/></text:span></text:p>
      <text:p text:style-name="P1"><text:span text:style-name="Corpo"/></text:p>
      <text:p text:style-name="P20"><text:span text:style-name="Corpo"><text:span text:style-name="T3">b</text:span></text:span><text:span text:style-name="Corpo"><text:span text:style-name="T16">)</text:span></text:span><text:span text:style-name="Corpo"><text:span text:style-name="T6"><text:tab/></text:span></text:span><text:span text:style-name="Corpo"><text:span text:style-name="T24">(</text:span></text:span><text:span text:style-name="Corpo"><text:span text:style-name="T25">1</text:span></text:span><text:span text:style-name="Corpo"><text:span text:style-name="T24">)</text:span></text:span><text:span text:style-name="Corpo"><text:span text:style-name="T6"> </text:span></text:span><text:span text:style-name="Corpo"><text:span text:style-name="T9">E</text:span></text:span><text:span text:style-name="Corpo"><text:span text:style-name="T19"> → </text:span></text:span><text:span text:style-name="Corpo"><text:span text:style-name="T9">E+T</text:span></text:span></text:p>
      <text:p text:style-name="P20"><text:span text:style-name="Corpo"><text:span text:style-name="T19"><text:tab/></text:span></text:span><text:span text:style-name="Corpo"><text:span text:style-name="T26">(2)</text:span></text:span><text:span text:style-name="Corpo"><text:span text:style-name="T20"> </text:span></text:span><text:span text:style-name="Corpo"><text:span text:style-name="T9">E</text:span></text:span><text:span text:style-name="Corpo"><text:span text:style-name="T20"> → </text:span></text:span><text:span text:style-name="Corpo"><text:span text:style-name="T9">T</text:span></text:span></text:p>
      <text:p text:style-name="P20"><text:span text:style-name="Corpo"><text:span text:style-name="T19"><text:tab/></text:span></text:span><text:span text:style-name="Corpo"><text:span text:style-name="T26">(3)</text:span></text:span><text:span text:style-name="Corpo"><text:span text:style-name="T20"> </text:span></text:span><text:span text:style-name="Corpo"><text:span text:style-name="T21">T</text:span></text:span><text:span text:style-name="Corpo"><text:span text:style-name="T20"> → </text:span></text:span><text:span text:style-name="Corpo"><text:span text:style-name="T21">TF</text:span></text:span></text:p>
      <text:p text:style-name="P20"><text:span text:style-name="Corpo"><text:span text:style-name="T13"><text:tab/></text:span></text:span><text:span text:style-name="Corpo"><text:span text:style-name="T26">(</text:span></text:span><text:span text:style-name="Corpo"><text:span text:style-name="T27">4</text:span></text:span><text:span text:style-name="Corpo"><text:span text:style-name="T26">)</text:span></text:span><text:span text:style-name="Corpo"><text:span text:style-name="T7"> </text:span></text:span><text:span text:style-name="Corpo"><text:span text:style-name="T9">T</text:span></text:span><text:span text:style-name="Corpo"><text:span text:style-name="T7"> → </text:span></text:span><text:span text:style-name="Corpo"><text:span text:style-name="T13">F</text:span></text:span></text:p>
      <text:p text:style-name="P20"><text:span text:style-name="Corpo"><text:span text:style-name="T19"><text:tab/></text:span></text:span><text:span text:style-name="Corpo"><text:span text:style-name="T26">(</text:span></text:span><text:span text:style-name="Corpo"><text:span text:style-name="T28">5</text:span></text:span><text:span text:style-name="Corpo"><text:span text:style-name="T26">)</text:span></text:span><text:span text:style-name="Corpo"><text:span text:style-name="T20"> </text:span></text:span><text:span text:style-name="Corpo"><text:span text:style-name="T9">F</text:span></text:span><text:span text:style-name="Corpo"><text:span text:style-name="T20"> → </text:span></text:span><text:span text:style-name="Corpo"><text:span text:style-name="T9">F*</text:span></text:span></text:p>
      <text:p text:style-name="P20"><text:span text:style-name="Corpo"><text:span text:style-name="T13"><text:tab/></text:span></text:span><text:span text:style-name="Corpo"><text:span text:style-name="T26">(</text:span></text:span><text:span text:style-name="Corpo"><text:span text:style-name="T29">6</text:span></text:span><text:span text:style-name="Corpo"><text:span text:style-name="T26">)</text:span></text:span><text:span text:style-name="Corpo"><text:span text:style-name="T7"> </text:span></text:span><text:span text:style-name="Corpo"><text:span text:style-name="T9">F</text:span></text:span><text:span text:style-name="Corpo"><text:span text:style-name="T7"> → </text:span></text:span><text:span text:style-name="Corpo"><text:span text:style-name="T9">a</text:span></text:span></text:p>
      <text:p text:style-name="P20"><text:span text:style-name="Corpo"><text:span text:style-name="T19"><text:tab/></text:span></text:span><text:span text:style-name="Corpo"><text:span text:style-name="T26">(</text:span></text:span><text:span text:style-name="Corpo"><text:span text:style-name="T29">7</text:span></text:span><text:span text:style-name="Corpo"><text:span text:style-name="T26">)</text:span></text:span><text:span text:style-name="Corpo"><text:span text:style-name="T20"> </text:span></text:span><text:span text:style-name="Corpo"><text:span text:style-name="T9">F</text:span></text:span><text:span text:style-name="Corpo"><text:span text:style-name="T20"> → </text:span></text:span><text:span text:style-name="Corpo"><text:span text:style-name="T10">b</text:span></text:span></text:p>
      <text:p text:style-name="P16"><text:span text:style-name="Corpo"><text:span text:style-name="T2">T</text:span></text:span><text:span text:style-name="Corpo"><text:span text:style-name="T5">abela </text:span></text:span><text:span text:style-name="Corpo"><text:span text:style-name="T15">CLR(1)</text:span></text:span><text:span text:style-name="Corpo"><text:span text:style-name="T5">:</text:span></text:span></text:p>
      <table:table table:name="Tabela1" table:style-name="Tabela1">
        <table:table-column table:style-name="Tabela1.A"/>
        <table:table-column table:style-name="Tabela1.B" table:number-columns-repeated="8"/>
        <text:soft-page-break/>
        <table:table-row>
          <table:table-cell table:style-name="Tabela1.A1" office:value-type="string">
            <text:p text:style-name="P96"/>
          </table:table-cell>
          <table:table-cell table:style-name="Tabela1.B1" table:number-columns-spanned="5" office:value-type="string">
            <text:p text:style-name="P38">ACTION</text:p>
          </table:table-cell>
          <table:covered-table-cell/>
          <table:covered-table-cell/>
          <table:covered-table-cell/>
          <table:covered-table-cell/>
          <table:table-cell table:style-name="Tabela1.G1" table:number-columns-spanned="3" office:value-type="string">
            <text:p text:style-name="P38">GO T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96"/>
          </table:table-cell>
          <table:table-cell table:style-name="Tabela1.B2" office:value-type="string">
            <text:p text:style-name="P32">+</text:p>
          </table:table-cell>
          <table:table-cell table:style-name="Tabela1.B2" office:value-type="string">
            <text:p text:style-name="P29">*</text:p>
          </table:table-cell>
          <table:table-cell table:style-name="Tabela1.B2" office:value-type="string">
            <text:p text:style-name="P32">a</text:p>
          </table:table-cell>
          <table:table-cell table:style-name="Tabela1.B2" office:value-type="string">
            <text:p text:style-name="P34">b</text:p>
          </table:table-cell>
          <table:table-cell table:style-name="Tabela1.B2" office:value-type="string">
            <text:p text:style-name="P81">$</text:p>
          </table:table-cell>
          <table:table-cell table:style-name="Tabela1.G2" office:value-type="string">
            <text:p text:style-name="P31"><text:span text:style-name="T30">E</text:span></text:p>
          </table:table-cell>
          <table:table-cell table:style-name="Tabela1.B2" office:value-type="string">
            <text:p text:style-name="P32">T</text:p>
          </table:table-cell>
          <table:table-cell table:style-name="Tabela1.I2" office:value-type="string">
            <text:p text:style-name="P32">F</text:p>
          </table:table-cell>
        </table:table-row>
        <table:table-row>
          <table:table-cell table:style-name="Tabela1.A3" office:value-type="string">
            <text:p text:style-name="P99">0</text:p>
          </table:table-cell>
          <table:table-cell table:style-name="Tabela1.B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B3" office:value-type="string">
            <text:p text:style-name="P61">S4</text:p>
          </table:table-cell>
          <table:table-cell table:style-name="Tabela1.B3" office:value-type="string">
            <text:p text:style-name="P61">S5</text:p>
          </table:table-cell>
          <table:table-cell table:style-name="Tabela1.B3" office:value-type="string">
            <text:p text:style-name="P42"/>
          </table:table-cell>
          <table:table-cell table:style-name="Tabela1.G3" office:value-type="string">
            <text:p text:style-name="P61">1</text:p>
          </table:table-cell>
          <table:table-cell table:style-name="Tabela1.B3" office:value-type="string">
            <text:p text:style-name="P61">2</text:p>
          </table:table-cell>
          <table:table-cell table:style-name="Tabela1.I3" office:value-type="string">
            <text:p text:style-name="P61">3</text:p>
          </table:table-cell>
        </table:table-row>
        <table:table-row>
          <table:table-cell table:style-name="Tabela1.I2" office:value-type="string">
            <text:p text:style-name="P102">1</text:p>
          </table:table-cell>
          <table:table-cell table:style-name="Tabela1.B3" office:value-type="string">
            <text:p text:style-name="P61">S6</text:p>
          </table:table-cell>
          <table:table-cell table:style-name="Tabela1.B3" office:value-type="string">
            <text:p text:style-name="P50"/>
          </table:table-cell>
          <table:table-cell table:style-name="Tabela1.B3" office:value-type="string">
            <text:p text:style-name="P50"/>
          </table:table-cell>
          <table:table-cell table:style-name="Tabela1.B3" office:value-type="string">
            <text:p text:style-name="P50"/>
          </table:table-cell>
          <table:table-cell table:style-name="Tabela1.B3" office:value-type="string">
            <text:p text:style-name="P93">ACC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I3" office:value-type="string">
            <text:p text:style-name="P42"/>
          </table:table-cell>
        </table:table-row>
        <table:table-row>
          <table:table-cell table:style-name="Tabela1.I2" office:value-type="string">
            <text:p text:style-name="P102">2</text:p>
          </table:table-cell>
          <table:table-cell table:style-name="Tabela1.B3" office:value-type="string">
            <text:p text:style-name="P58"/>
          </table:table-cell>
          <table:table-cell table:style-name="Tabela1.B3" office:value-type="string">
            <text:p text:style-name="P54"/>
          </table:table-cell>
          <table:table-cell table:style-name="Tabela1.B3" office:value-type="string">
            <text:p text:style-name="P66">S4</text:p>
          </table:table-cell>
          <table:table-cell table:style-name="Tabela1.B3" office:value-type="string">
            <text:p text:style-name="P66">S5</text:p>
          </table:table-cell>
          <table:table-cell table:style-name="Tabela1.B3" office:value-type="string">
            <text:p text:style-name="P64">R2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I3" office:value-type="string">
            <text:p text:style-name="P61">7</text:p>
          </table:table-cell>
        </table:table-row>
        <table:table-row>
          <table:table-cell table:style-name="Tabela1.I2" office:value-type="string">
            <text:p text:style-name="P85">3</text:p>
          </table:table-cell>
          <table:table-cell table:style-name="Tabela1.B3" office:value-type="string">
            <text:p text:style-name="P54"/>
          </table:table-cell>
          <table:table-cell table:style-name="Tabela1.B3" office:value-type="string">
            <text:p text:style-name="P66">S8</text:p>
          </table:table-cell>
          <table:table-cell table:style-name="Tabela1.B3" office:value-type="string">
            <text:p text:style-name="P54"/>
          </table:table-cell>
          <table:table-cell table:style-name="Tabela1.B3" office:value-type="string">
            <text:p text:style-name="P54"/>
          </table:table-cell>
          <table:table-cell table:style-name="Tabela1.B3" office:value-type="string">
            <text:p text:style-name="P66">R4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I3" office:value-type="string">
            <text:p text:style-name="P42"/>
          </table:table-cell>
        </table:table-row>
        <table:table-row>
          <table:table-cell table:style-name="Tabela1.I2" office:value-type="string">
            <text:p text:style-name="P85">4</text:p>
          </table:table-cell>
          <table:table-cell table:style-name="Tabela1.B3" office:value-type="string">
            <text:p text:style-name="P58"/>
          </table:table-cell>
          <table:table-cell table:style-name="Tabela1.B3" office:value-type="string">
            <text:p text:style-name="P58"/>
          </table:table-cell>
          <table:table-cell table:style-name="Tabela1.B3" office:value-type="string">
            <text:p text:style-name="P54"/>
          </table:table-cell>
          <table:table-cell table:style-name="Tabela1.B3" office:value-type="string">
            <text:p text:style-name="P54"/>
          </table:table-cell>
          <table:table-cell table:style-name="Tabela1.B3" office:value-type="string">
            <text:p text:style-name="P66">R6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I3" office:value-type="string">
            <text:p text:style-name="P42"/>
          </table:table-cell>
        </table:table-row>
        <table:table-row>
          <table:table-cell table:style-name="Tabela1.I2" office:value-type="string">
            <text:p text:style-name="P85">5</text:p>
          </table:table-cell>
          <table:table-cell table:style-name="Tabela1.B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B3" office:value-type="string">
            <text:p text:style-name="P58"/>
          </table:table-cell>
          <table:table-cell table:style-name="Tabela1.B3" office:value-type="string">
            <text:p text:style-name="P58"/>
          </table:table-cell>
          <table:table-cell table:style-name="Tabela1.B3" office:value-type="string">
            <text:p text:style-name="P66">R7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58"/>
          </table:table-cell>
          <table:table-cell table:style-name="Tabela1.I3" office:value-type="string">
            <text:p text:style-name="P46"/>
          </table:table-cell>
        </table:table-row>
        <table:table-row>
          <table:table-cell table:style-name="Tabela1.I2" office:value-type="string">
            <text:p text:style-name="P85">6</text:p>
          </table:table-cell>
          <table:table-cell table:style-name="Tabela1.B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B3" office:value-type="string">
            <text:p text:style-name="P69">S4</text:p>
          </table:table-cell>
          <table:table-cell table:style-name="Tabela1.B3" office:value-type="string">
            <text:p text:style-name="P69">S5</text:p>
          </table:table-cell>
          <table:table-cell table:style-name="Tabela1.B3" office:value-type="string">
            <text:p text:style-name="P42"/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69">9</text:p>
          </table:table-cell>
          <table:table-cell table:style-name="Tabela1.I3" office:value-type="string">
            <text:p text:style-name="P69">7</text:p>
          </table:table-cell>
        </table:table-row>
        <table:table-row>
          <table:table-cell table:style-name="Tabela1.I2" office:value-type="string">
            <text:p text:style-name="P85">7</text:p>
          </table:table-cell>
          <table:table-cell table:style-name="Tabela1.B3" office:value-type="string">
            <text:p text:style-name="P46"/>
          </table:table-cell>
          <table:table-cell table:style-name="Tabela1.B3" office:value-type="string">
            <text:p text:style-name="P69">S8</text:p>
          </table:table-cell>
          <table:table-cell table:style-name="Tabela1.B3" office:value-type="string">
            <text:p text:style-name="P46"/>
          </table:table-cell>
          <table:table-cell table:style-name="Tabela1.B3" office:value-type="string">
            <text:p text:style-name="P46"/>
          </table:table-cell>
          <table:table-cell table:style-name="Tabela1.B3" office:value-type="string">
            <text:p text:style-name="P69">R3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I3" office:value-type="string">
            <text:p text:style-name="P42"/>
          </table:table-cell>
        </table:table-row>
        <table:table-row>
          <table:table-cell table:style-name="Tabela1.I2" office:value-type="string">
            <text:p text:style-name="P85">8</text:p>
          </table:table-cell>
          <table:table-cell table:style-name="Tabela1.B3" office:value-type="string">
            <text:p text:style-name="P46"/>
          </table:table-cell>
          <table:table-cell table:style-name="Tabela1.B3" office:value-type="string">
            <text:p text:style-name="P58"/>
          </table:table-cell>
          <table:table-cell table:style-name="Tabela1.B3" office:value-type="string">
            <text:p text:style-name="P46"/>
          </table:table-cell>
          <table:table-cell table:style-name="Tabela1.B3" office:value-type="string">
            <text:p text:style-name="P46"/>
          </table:table-cell>
          <table:table-cell table:style-name="Tabela1.B3" office:value-type="string">
            <text:p text:style-name="P69">R5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42"/>
          </table:table-cell>
          <table:table-cell table:style-name="Tabela1.I3" office:value-type="string">
            <text:p text:style-name="P42"/>
          </table:table-cell>
        </table:table-row>
        <table:table-row>
          <table:table-cell table:style-name="Tabela1.I2" office:value-type="string">
            <text:p text:style-name="P89">9</text:p>
          </table:table-cell>
          <table:table-cell table:style-name="Tabela1.B3" office:value-type="string">
            <text:p text:style-name="P58"/>
          </table:table-cell>
          <table:table-cell table:style-name="Tabela1.B3" office:value-type="string">
            <text:p text:style-name="P46"/>
          </table:table-cell>
          <table:table-cell table:style-name="Tabela1.B3" office:value-type="string">
            <text:p text:style-name="P72">S4</text:p>
          </table:table-cell>
          <table:table-cell table:style-name="Tabela1.B3" office:value-type="string">
            <text:p text:style-name="P72">S5</text:p>
          </table:table-cell>
          <table:table-cell table:style-name="Tabela1.B3" office:value-type="string">
            <text:p text:style-name="P69">R1</text:p>
          </table:table-cell>
          <table:table-cell table:style-name="Tabela1.G3" office:value-type="string">
            <text:p text:style-name="P42"/>
          </table:table-cell>
          <table:table-cell table:style-name="Tabela1.B3" office:value-type="string">
            <text:p text:style-name="P69"/>
          </table:table-cell>
          <table:table-cell table:style-name="Tabela1.I3" office:value-type="string">
            <text:p text:style-name="P69">7</text:p>
          </table:table-cell>
        </table:table-row>
      </table:table>
      <text:p text:style-name="P25"><text:span text:style-name="Corpo"><text:span text:style-name="T5"/></text:span></text:p>
      <text:p text:style-name="P23"><text:span text:style-name="Corpo"/></text:p>
      <text:p text:style-name="P21"><text:span text:style-name="Corpo"><text:span text:style-name="T3">c</text:span></text:span><text:span text:style-name="Corpo"><text:span text:style-name="T16">)</text:span></text:span><text:span text:style-name="Corpo"><text:span text:style-name="T6"><text:tab/></text:span></text:span><text:span text:style-name="Corpo"><text:span text:style-name="T24">(</text:span></text:span><text:span text:style-name="Corpo"><text:span text:style-name="T25">1</text:span></text:span><text:span text:style-name="Corpo"><text:span text:style-name="T24">)</text:span></text:span><text:span text:style-name="Corpo"><text:span text:style-name="T6"> </text:span></text:span><text:span text:style-name="Corpo"><text:span text:style-name="T11">S</text:span></text:span><text:span text:style-name="Corpo"><text:span text:style-name="T19"> → </text:span></text:span><text:span text:style-name="Corpo"><text:span text:style-name="T11">Aa</text:span></text:span></text:p>
      <text:p text:style-name="P21"><text:span text:style-name="Corpo"><text:span text:style-name="T19"><text:tab/></text:span></text:span><text:span text:style-name="Corpo"><text:span text:style-name="T26">(2)</text:span></text:span><text:span text:style-name="Corpo"><text:span text:style-name="T20"> </text:span></text:span><text:span text:style-name="Corpo"><text:span text:style-name="T11">S</text:span></text:span><text:span text:style-name="Corpo"><text:span text:style-name="T20"> → </text:span></text:span><text:span text:style-name="Corpo"><text:span text:style-name="T22">bAc</text:span></text:span></text:p>
      <text:p text:style-name="P21"><text:span text:style-name="Corpo"><text:span text:style-name="T19"><text:tab/></text:span></text:span><text:span text:style-name="Corpo"><text:span text:style-name="T26">(3)</text:span></text:span><text:span text:style-name="Corpo"><text:span text:style-name="T20"> </text:span></text:span><text:span text:style-name="Corpo"><text:span text:style-name="T22">S</text:span></text:span><text:span text:style-name="Corpo"><text:span text:style-name="T20"> → </text:span></text:span><text:span text:style-name="Corpo"><text:span text:style-name="T11">dc</text:span></text:span></text:p>
      <text:p text:style-name="P21"><text:span text:style-name="Corpo"><text:span text:style-name="T13"><text:tab/></text:span></text:span><text:span text:style-name="Corpo"><text:span text:style-name="T26">(</text:span></text:span><text:span text:style-name="Corpo"><text:span text:style-name="T27">4</text:span></text:span><text:span text:style-name="Corpo"><text:span text:style-name="T26">)</text:span></text:span><text:span text:style-name="Corpo"><text:span text:style-name="T7"> </text:span></text:span><text:span text:style-name="Corpo"><text:span text:style-name="T11">S</text:span></text:span><text:span text:style-name="Corpo"><text:span text:style-name="T7"> → </text:span></text:span><text:span text:style-name="Corpo"><text:span text:style-name="T14">bda</text:span></text:span></text:p>
      <text:p text:style-name="P21"><text:span text:style-name="Corpo"><text:span text:style-name="T19"><text:tab/></text:span></text:span><text:span text:style-name="Corpo"><text:span text:style-name="T26">(</text:span></text:span><text:span text:style-name="Corpo"><text:span text:style-name="T28">5</text:span></text:span><text:span text:style-name="Corpo"><text:span text:style-name="T26">)</text:span></text:span><text:span text:style-name="Corpo"><text:span text:style-name="T20"> </text:span></text:span><text:span text:style-name="Corpo"><text:span text:style-name="T11">A</text:span></text:span><text:span text:style-name="Corpo"><text:span text:style-name="T20"> → </text:span></text:span><text:span text:style-name="Corpo"><text:span text:style-name="T11">d</text:span></text:span></text:p>
      <text:p text:style-name="P17"><text:span text:style-name="Corpo"><text:span text:style-name="T2">T</text:span></text:span><text:span text:style-name="Corpo"><text:span text:style-name="T5">abela </text:span></text:span><text:span text:style-name="Corpo"><text:span text:style-name="T15">CLR(1)</text:span></text:span><text:span text:style-name="Corpo"><text:span text:style-name="T5">:</text:span></text:span></text:p>
      <table:table table:name="Tabela2" table:style-name="Tabela2">
        <table:table-column table:style-name="Tabela2.A"/>
        <table:table-column table:style-name="Tabela2.B" table:number-columns-repeated="7"/>
        <table:table-row>
          <table:table-cell table:style-name="Tabela2.A1" office:value-type="string">
            <text:p text:style-name="P97"/>
          </table:table-cell>
          <table:table-cell table:style-name="Tabela2.B1" table:number-columns-spanned="5" office:value-type="string">
            <text:p text:style-name="P39">ACTION</text:p>
          </table:table-cell>
          <table:covered-table-cell/>
          <table:covered-table-cell/>
          <table:covered-table-cell/>
          <table:covered-table-cell/>
          <table:table-cell table:style-name="Tabela2.G1" table:number-columns-spanned="2" office:value-type="string">
            <text:p text:style-name="P39">GO TO</text:p>
          </table:table-cell>
          <table:covered-table-cell/>
        </table:table-row>
        <table:table-row>
          <table:table-cell table:style-name="Tabela2.A2" office:value-type="string">
            <text:p text:style-name="P97"/>
          </table:table-cell>
          <table:table-cell table:style-name="Tabela2.B2" office:value-type="string">
            <text:p text:style-name="P33"><text:span text:style-name="T31">a</text:span></text:p>
          </table:table-cell>
          <table:table-cell table:style-name="Tabela2.B2" office:value-type="string">
            <text:p text:style-name="P35">b</text:p>
          </table:table-cell>
          <table:table-cell table:style-name="Tabela2.B2" office:value-type="string">
            <text:p text:style-name="P35">c</text:p>
          </table:table-cell>
          <table:table-cell table:style-name="Tabela2.B2" office:value-type="string">
            <text:p text:style-name="P35">d</text:p>
          </table:table-cell>
          <table:table-cell table:style-name="Tabela2.B2" office:value-type="string">
            <text:p text:style-name="P82">$</text:p>
          </table:table-cell>
          <table:table-cell table:style-name="Tabela2.G2" office:value-type="string">
            <text:p text:style-name="P35">S</text:p>
          </table:table-cell>
          <table:table-cell table:style-name="Tabela2.H2" office:value-type="string">
            <text:p text:style-name="P35">A</text:p>
          </table:table-cell>
        </table:table-row>
        <table:table-row>
          <table:table-cell table:style-name="Tabela2.A3" office:value-type="string">
            <text:p text:style-name="P100">0</text:p>
          </table:table-cell>
          <table:table-cell table:style-name="Tabela2.B3" office:value-type="string">
            <text:p text:style-name="P43"/>
          </table:table-cell>
          <table:table-cell table:style-name="Tabela2.B3" office:value-type="string">
            <text:p text:style-name="P74">S3</text:p>
          </table:table-cell>
          <table:table-cell table:style-name="Tabela2.B3" office:value-type="string">
            <text:p text:style-name="P62"/>
          </table:table-cell>
          <table:table-cell table:style-name="Tabela2.B3" office:value-type="string">
            <text:p text:style-name="P74">S4</text:p>
          </table:table-cell>
          <table:table-cell table:style-name="Tabela2.B3" office:value-type="string">
            <text:p text:style-name="P43"/>
          </table:table-cell>
          <table:table-cell table:style-name="Tabela2.G3" office:value-type="string">
            <text:p text:style-name="P74">1</text:p>
          </table:table-cell>
          <table:table-cell table:style-name="Tabela2.H3" office:value-type="string">
            <text:p text:style-name="P74">2</text:p>
          </table:table-cell>
        </table:table-row>
        <table:table-row>
          <table:table-cell table:style-name="Tabela2.H2" office:value-type="string">
            <text:p text:style-name="P103">1</text:p>
          </table:table-cell>
          <table:table-cell table:style-name="Tabela2.B3" office:value-type="string">
            <text:p text:style-name="P62"/>
          </table:table-cell>
          <table:table-cell table:style-name="Tabela2.B3" office:value-type="string">
            <text:p text:style-name="P51"/>
          </table:table-cell>
          <table:table-cell table:style-name="Tabela2.B3" office:value-type="string">
            <text:p text:style-name="P51"/>
          </table:table-cell>
          <table:table-cell table:style-name="Tabela2.B3" office:value-type="string">
            <text:p text:style-name="P51"/>
          </table:table-cell>
          <table:table-cell table:style-name="Tabela2.B3" office:value-type="string">
            <text:p text:style-name="P94">ACC</text:p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43"/>
          </table:table-cell>
        </table:table-row>
        <table:table-row>
          <table:table-cell table:style-name="Tabela2.H2" office:value-type="string">
            <text:p text:style-name="P103">2</text:p>
          </table:table-cell>
          <table:table-cell table:style-name="Tabela2.B3" office:value-type="string">
            <text:p text:style-name="P74">S5</text:p>
          </table:table-cell>
          <table:table-cell table:style-name="Tabela2.B3" office:value-type="string">
            <text:p text:style-name="P55"/>
          </table:table-cell>
          <table:table-cell table:style-name="Tabela2.B3" office:value-type="string">
            <text:p text:style-name="P67"/>
          </table:table-cell>
          <table:table-cell table:style-name="Tabela2.B3" office:value-type="string">
            <text:p text:style-name="P67"/>
          </table:table-cell>
          <table:table-cell table:style-name="Tabela2.B3" office:value-type="string">
            <text:p text:style-name="P65"/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74"/>
          </table:table-cell>
        </table:table-row>
        <table:table-row>
          <table:table-cell table:style-name="Tabela2.H2" office:value-type="string">
            <text:p text:style-name="P86">3</text:p>
          </table:table-cell>
          <table:table-cell table:style-name="Tabela2.B3" office:value-type="string">
            <text:p text:style-name="P55"/>
          </table:table-cell>
          <table:table-cell table:style-name="Tabela2.B3" office:value-type="string">
            <text:p text:style-name="P67"/>
          </table:table-cell>
          <table:table-cell table:style-name="Tabela2.B3" office:value-type="string">
            <text:p text:style-name="P55"/>
          </table:table-cell>
          <table:table-cell table:style-name="Tabela2.B3" office:value-type="string">
            <text:p text:style-name="P74">S7</text:p>
          </table:table-cell>
          <table:table-cell table:style-name="Tabela2.B3" office:value-type="string">
            <text:p text:style-name="P67"/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74">6</text:p>
          </table:table-cell>
        </table:table-row>
        <table:table-row>
          <table:table-cell table:style-name="Tabela2.H2" office:value-type="string">
            <text:p text:style-name="P86">4</text:p>
          </table:table-cell>
          <table:table-cell table:style-name="Tabela2.B3" office:value-type="string">
            <text:p text:style-name="P74">R5</text:p>
          </table:table-cell>
          <table:table-cell table:style-name="Tabela2.B3" office:value-type="string">
            <text:p text:style-name="P59"/>
          </table:table-cell>
          <table:table-cell table:style-name="Tabela2.B3" office:value-type="string">
            <text:p text:style-name="P74">S8</text:p>
          </table:table-cell>
          <table:table-cell table:style-name="Tabela2.B3" office:value-type="string">
            <text:p text:style-name="P55"/>
          </table:table-cell>
          <table:table-cell table:style-name="Tabela2.B3" office:value-type="string">
            <text:p text:style-name="P67"/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43"/>
          </table:table-cell>
        </table:table-row>
        <table:table-row>
          <table:table-cell table:style-name="Tabela2.H2" office:value-type="string">
            <text:p text:style-name="P86">5</text:p>
          </table:table-cell>
          <table:table-cell table:style-name="Tabela2.B3" office:value-type="string">
            <text:p text:style-name="P43"/>
          </table:table-cell>
          <table:table-cell table:style-name="Tabela2.B3" office:value-type="string">
            <text:p text:style-name="P43"/>
          </table:table-cell>
          <table:table-cell table:style-name="Tabela2.B3" office:value-type="string">
            <text:p text:style-name="P59"/>
          </table:table-cell>
          <table:table-cell table:style-name="Tabela2.B3" office:value-type="string">
            <text:p text:style-name="P59"/>
          </table:table-cell>
          <table:table-cell table:style-name="Tabela2.B3" office:value-type="string">
            <text:p text:style-name="P76">R1</text:p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59"/>
          </table:table-cell>
        </table:table-row>
        <table:table-row>
          <table:table-cell table:style-name="Tabela2.H2" office:value-type="string">
            <text:p text:style-name="P86">6</text:p>
          </table:table-cell>
          <table:table-cell table:style-name="Tabela2.B3" office:value-type="string">
            <text:p text:style-name="P43"/>
          </table:table-cell>
          <table:table-cell table:style-name="Tabela2.B3" office:value-type="string">
            <text:p text:style-name="P43"/>
          </table:table-cell>
          <table:table-cell table:style-name="Tabela2.B3" office:value-type="string">
            <text:p text:style-name="P76">S9</text:p>
          </table:table-cell>
          <table:table-cell table:style-name="Tabela2.B3" office:value-type="string">
            <text:p text:style-name="P70"/>
          </table:table-cell>
          <table:table-cell table:style-name="Tabela2.B3" office:value-type="string">
            <text:p text:style-name="P43"/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70"/>
          </table:table-cell>
        </table:table-row>
        <table:table-row>
          <table:table-cell table:style-name="Tabela2.H2" office:value-type="string">
            <text:p text:style-name="P86">7</text:p>
          </table:table-cell>
          <table:table-cell table:style-name="Tabela2.B3" office:value-type="string">
            <text:p text:style-name="P76">S10</text:p>
          </table:table-cell>
          <table:table-cell table:style-name="Tabela2.B3" office:value-type="string">
            <text:p text:style-name="P70"/>
          </table:table-cell>
          <table:table-cell table:style-name="Tabela2.B3" office:value-type="string">
            <text:p text:style-name="P76">R5</text:p>
          </table:table-cell>
          <table:table-cell table:style-name="Tabela2.B3" office:value-type="string">
            <text:p text:style-name="P47"/>
          </table:table-cell>
          <table:table-cell table:style-name="Tabela2.B3" office:value-type="string">
            <text:p text:style-name="P70"/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43"/>
          </table:table-cell>
        </table:table-row>
        <table:table-row>
          <table:table-cell table:style-name="Tabela2.H2" office:value-type="string">
            <text:p text:style-name="P86">8</text:p>
          </table:table-cell>
          <table:table-cell table:style-name="Tabela2.B3" office:value-type="string">
            <text:p text:style-name="P47"/>
          </table:table-cell>
          <table:table-cell table:style-name="Tabela2.B3" office:value-type="string">
            <text:p text:style-name="P59"/>
          </table:table-cell>
          <table:table-cell table:style-name="Tabela2.B3" office:value-type="string">
            <text:p text:style-name="P47"/>
          </table:table-cell>
          <table:table-cell table:style-name="Tabela2.B3" office:value-type="string">
            <text:p text:style-name="P47"/>
          </table:table-cell>
          <table:table-cell table:style-name="Tabela2.B3" office:value-type="string">
            <text:p text:style-name="P76">R3</text:p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43"/>
          </table:table-cell>
        </table:table-row>
        <table:table-row>
          <table:table-cell table:style-name="Tabela2.H2" office:value-type="string">
            <text:p text:style-name="P90">9</text:p>
          </table:table-cell>
          <table:table-cell table:style-name="Tabela2.B3" office:value-type="string">
            <text:p text:style-name="P59"/>
          </table:table-cell>
          <table:table-cell table:style-name="Tabela2.B3" office:value-type="string">
            <text:p text:style-name="P47"/>
          </table:table-cell>
          <table:table-cell table:style-name="Tabela2.B3" office:value-type="string">
            <text:p text:style-name="P72"/>
          </table:table-cell>
          <table:table-cell table:style-name="Tabela2.B3" office:value-type="string">
            <text:p text:style-name="P72"/>
          </table:table-cell>
          <table:table-cell table:style-name="Tabela2.B3" office:value-type="string">
            <text:p text:style-name="P76">R2</text:p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70"/>
          </table:table-cell>
        </table:table-row>
        <table:table-row>
          <table:table-cell table:style-name="Tabela2.H2" office:value-type="string">
            <text:p text:style-name="P105">10</text:p>
          </table:table-cell>
          <table:table-cell table:style-name="Tabela2.B3" office:value-type="string">
            <text:p text:style-name="P59"/>
          </table:table-cell>
          <table:table-cell table:style-name="Tabela2.B3" office:value-type="string">
            <text:p text:style-name="P47"/>
          </table:table-cell>
          <table:table-cell table:style-name="Tabela2.B3" office:value-type="string">
            <text:p text:style-name="P72"/>
          </table:table-cell>
          <table:table-cell table:style-name="Tabela2.B3" office:value-type="string">
            <text:p text:style-name="P72"/>
          </table:table-cell>
          <table:table-cell table:style-name="Tabela2.B3" office:value-type="string">
            <text:p text:style-name="P76">R4</text:p>
          </table:table-cell>
          <table:table-cell table:style-name="Tabela2.G3" office:value-type="string">
            <text:p text:style-name="P43"/>
          </table:table-cell>
          <table:table-cell table:style-name="Tabela2.H3" office:value-type="string">
            <text:p text:style-name="P70"/>
          </table:table-cell>
        </table:table-row>
      </table:table>
      <text:p text:style-name="P26"><text:span text:style-name="Corpo"><text:span text:style-name="T5"/></text:span></text:p>
      <text:p text:style-name="P24"><text:span text:style-name="Corpo"/></text:p>
      <text:p text:style-name="P22"><text:span text:style-name="Corpo"><text:span text:style-name="T4">d</text:span></text:span><text:span text:style-name="Corpo"><text:span text:style-name="T16">)</text:span></text:span><text:span text:style-name="Corpo"><text:span text:style-name="T6"><text:tab/></text:span></text:span><text:span text:style-name="Corpo"><text:span text:style-name="T24">(</text:span></text:span><text:span text:style-name="Corpo"><text:span text:style-name="T25">1</text:span></text:span><text:span text:style-name="Corpo"><text:span text:style-name="T24">)</text:span></text:span><text:span text:style-name="Corpo"><text:span text:style-name="T6"> </text:span></text:span><text:span text:style-name="Corpo"><text:span text:style-name="T12">E</text:span></text:span><text:span text:style-name="Corpo"><text:span text:style-name="T19"> → </text:span></text:span><text:span text:style-name="Corpo"><text:span text:style-name="T12">E+T</text:span></text:span></text:p>
      <text:p text:style-name="P22"><text:span text:style-name="Corpo"><text:span text:style-name="T19"><text:tab/></text:span></text:span><text:span text:style-name="Corpo"><text:span text:style-name="T26">(2)</text:span></text:span><text:span text:style-name="Corpo"><text:span text:style-name="T20"> </text:span></text:span><text:span text:style-name="Corpo"><text:span text:style-name="T12">E</text:span></text:span><text:span text:style-name="Corpo"><text:span text:style-name="T20"> → </text:span></text:span><text:span text:style-name="Corpo"><text:span text:style-name="T12">T</text:span></text:span></text:p>
      <text:p text:style-name="P22"><text:span text:style-name="Corpo"><text:span text:style-name="T19"><text:tab/></text:span></text:span><text:span text:style-name="Corpo"><text:span text:style-name="T26">(3)</text:span></text:span><text:span text:style-name="Corpo"><text:span text:style-name="T20"> </text:span></text:span><text:span text:style-name="Corpo"><text:span text:style-name="T23">T</text:span></text:span><text:span text:style-name="Corpo"><text:span text:style-name="T20"> → </text:span></text:span><text:span text:style-name="Corpo"><text:span text:style-name="T12">i</text:span></text:span></text:p>
      <text:p text:style-name="P16"><text:soft-page-break/><text:span text:style-name="Corpo"><text:span text:style-name="T2">T</text:span></text:span><text:span text:style-name="Corpo"><text:span text:style-name="T5">abela </text:span></text:span><text:span text:style-name="Corpo"><text:span text:style-name="T15">CLR(1)</text:span></text:span><text:span text:style-name="Corpo"><text:span text:style-name="T5">:</text:span></text:span></text:p>
      <table:table table:name="Tabela3" table:style-name="Tabela3">
        <table:table-column table:style-name="Tabela3.A"/>
        <table:table-column table:style-name="Tabela3.B" table:number-columns-repeated="5"/>
        <table:table-row>
          <table:table-cell table:style-name="Tabela3.A1" office:value-type="string">
            <text:p text:style-name="P98"/>
          </table:table-cell>
          <table:table-cell table:style-name="Tabela3.B1" table:number-columns-spanned="3" office:value-type="string">
            <text:p text:style-name="P40">ACTION</text:p>
          </table:table-cell>
          <table:covered-table-cell/>
          <table:covered-table-cell/>
          <table:table-cell table:style-name="Tabela3.E1" table:number-columns-spanned="2" office:value-type="string">
            <text:p text:style-name="P40">GO TO</text:p>
          </table:table-cell>
          <table:covered-table-cell/>
        </table:table-row>
        <table:table-row>
          <table:table-cell table:style-name="Tabela3.A2" office:value-type="string">
            <text:p text:style-name="P98"/>
          </table:table-cell>
          <table:table-cell table:style-name="Tabela3.B2" office:value-type="string">
            <text:p text:style-name="P37">+</text:p>
          </table:table-cell>
          <table:table-cell table:style-name="Tabela3.B2" office:value-type="string">
            <text:p text:style-name="P37">i</text:p>
          </table:table-cell>
          <table:table-cell table:style-name="Tabela3.B2" office:value-type="string">
            <text:p text:style-name="P83">$</text:p>
          </table:table-cell>
          <table:table-cell table:style-name="Tabela3.E2" office:value-type="string">
            <text:p text:style-name="P37">E</text:p>
          </table:table-cell>
          <table:table-cell table:style-name="Tabela3.F2" office:value-type="string">
            <text:p text:style-name="P37">T</text:p>
          </table:table-cell>
        </table:table-row>
        <table:table-row>
          <table:table-cell table:style-name="Tabela3.A3" office:value-type="string">
            <text:p text:style-name="P101">0</text:p>
          </table:table-cell>
          <table:table-cell table:style-name="Tabela3.B3" office:value-type="string">
            <text:p text:style-name="P44"/>
          </table:table-cell>
          <table:table-cell table:style-name="Tabela3.B3" office:value-type="string">
            <text:p text:style-name="P78">S3</text:p>
          </table:table-cell>
          <table:table-cell table:style-name="Tabela3.B3" office:value-type="string">
            <text:p text:style-name="P44"/>
          </table:table-cell>
          <table:table-cell table:style-name="Tabela3.E3" office:value-type="string">
            <text:p text:style-name="P78">1</text:p>
          </table:table-cell>
          <table:table-cell table:style-name="Tabela3.F3" office:value-type="string">
            <text:p text:style-name="P78">2</text:p>
          </table:table-cell>
        </table:table-row>
        <table:table-row>
          <table:table-cell table:style-name="Tabela3.F2" office:value-type="string">
            <text:p text:style-name="P104">1</text:p>
          </table:table-cell>
          <table:table-cell table:style-name="Tabela3.B3" office:value-type="string">
            <text:p text:style-name="P78">S4</text:p>
          </table:table-cell>
          <table:table-cell table:style-name="Tabela3.B3" office:value-type="string">
            <text:p text:style-name="P52"/>
          </table:table-cell>
          <table:table-cell table:style-name="Tabela3.B3" office:value-type="string">
            <text:p text:style-name="P95">ACC</text:p>
          </table:table-cell>
          <table:table-cell table:style-name="Tabela3.E3" office:value-type="string">
            <text:p text:style-name="P44"/>
          </table:table-cell>
          <table:table-cell table:style-name="Tabela3.F3" office:value-type="string">
            <text:p text:style-name="P44"/>
          </table:table-cell>
        </table:table-row>
        <table:table-row>
          <table:table-cell table:style-name="Tabela3.F2" office:value-type="string">
            <text:p text:style-name="P104">2</text:p>
          </table:table-cell>
          <table:table-cell table:style-name="Tabela3.B3" office:value-type="string">
            <text:p text:style-name="P75"/>
          </table:table-cell>
          <table:table-cell table:style-name="Tabela3.B3" office:value-type="string">
            <text:p text:style-name="P56"/>
          </table:table-cell>
          <table:table-cell table:style-name="Tabela3.B3" office:value-type="string">
            <text:p text:style-name="P78">R2</text:p>
          </table:table-cell>
          <table:table-cell table:style-name="Tabela3.E3" office:value-type="string">
            <text:p text:style-name="P44"/>
          </table:table-cell>
          <table:table-cell table:style-name="Tabela3.F3" office:value-type="string">
            <text:p text:style-name="P75"/>
          </table:table-cell>
        </table:table-row>
        <table:table-row>
          <table:table-cell table:style-name="Tabela3.F2" office:value-type="string">
            <text:p text:style-name="P87">3</text:p>
          </table:table-cell>
          <table:table-cell table:style-name="Tabela3.B3" office:value-type="string">
            <text:p text:style-name="P56"/>
          </table:table-cell>
          <table:table-cell table:style-name="Tabela3.B3" office:value-type="string">
            <text:p text:style-name="P68"/>
          </table:table-cell>
          <table:table-cell table:style-name="Tabela3.B3" office:value-type="string">
            <text:p text:style-name="P79">R3</text:p>
          </table:table-cell>
          <table:table-cell table:style-name="Tabela3.E3" office:value-type="string">
            <text:p text:style-name="P44"/>
          </table:table-cell>
          <table:table-cell table:style-name="Tabela3.F3" office:value-type="string">
            <text:p text:style-name="P75"/>
          </table:table-cell>
        </table:table-row>
        <table:table-row>
          <table:table-cell table:style-name="Tabela3.F2" office:value-type="string">
            <text:p text:style-name="P87">4</text:p>
          </table:table-cell>
          <table:table-cell table:style-name="Tabela3.B3" office:value-type="string">
            <text:p text:style-name="P75"/>
          </table:table-cell>
          <table:table-cell table:style-name="Tabela3.B3" office:value-type="string">
            <text:p text:style-name="P79">S3</text:p>
          </table:table-cell>
          <table:table-cell table:style-name="Tabela3.B3" office:value-type="string">
            <text:p text:style-name="P68"/>
          </table:table-cell>
          <table:table-cell table:style-name="Tabela3.E3" office:value-type="string">
            <text:p text:style-name="P44"/>
          </table:table-cell>
          <table:table-cell table:style-name="Tabela3.F3" office:value-type="string">
            <text:p text:style-name="P79">5</text:p>
          </table:table-cell>
        </table:table-row>
        <table:table-row>
          <table:table-cell table:style-name="Tabela3.F2" office:value-type="string">
            <text:p text:style-name="P87">5</text:p>
          </table:table-cell>
          <table:table-cell table:style-name="Tabela3.B3" office:value-type="string">
            <text:p text:style-name="P44"/>
          </table:table-cell>
          <table:table-cell table:style-name="Tabela3.B3" office:value-type="string">
            <text:p text:style-name="P44"/>
          </table:table-cell>
          <table:table-cell table:style-name="Tabela3.B3" office:value-type="string">
            <text:p text:style-name="P79">R1</text:p>
          </table:table-cell>
          <table:table-cell table:style-name="Tabela3.E3" office:value-type="string">
            <text:p text:style-name="P44"/>
          </table:table-cell>
          <table:table-cell table:style-name="Tabela3.F3" office:value-type="string">
            <text:p text:style-name="P60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7-28T19:50:31.187777033</dc:date>
    <meta:editing-duration>PT58M34S</meta:editing-duration>
    <meta:editing-cycles>39</meta:editing-cycles>
    <meta:generator>LibreOffice/6.4.4.2$Linux_X86_64 LibreOffice_project/40$Build-2</meta:generator>
    <meta:document-statistic meta:table-count="4" meta:image-count="0" meta:object-count="0" meta:page-count="3" meta:paragraph-count="173" meta:word-count="250" meta:character-count="593" meta:non-whitespace-character-count="499"/>
  </office:meta>
</office:document-meta>
</file>